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5-03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4-12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4-09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4-06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4-03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3-12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3-09-1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3-06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3-03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2-11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2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2-06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2-03-1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1-12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1-09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1-06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1-03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0-12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0-09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0-06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20-03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9-12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9-09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9-06-0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9-03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8-12-1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8-09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8-06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8-03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7-09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7-06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7-03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3-03-0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2-07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1-08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1-02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10-08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04-09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04-06-1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04-03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03-12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03-09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03-05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02-07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00</text:p>
          </table:table-cell>
          <table:table-cell office:value-type="string" calcext:value-type="string">
            <text:p>Briggs Woods #3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